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">
      <style:paragraph-properties style:text-autospace="none"/>
    </style:style>
    <style:style style:name="P2" style:family="paragraph" style:parent-style-name="Standard" style:list-style-name="">
      <style:paragraph-properties style:text-autospace="none"/>
      <style:text-properties fo:color="#000000" style:font-name="Consolas" fo:font-size="9.5pt" style:font-name-asian="Consolas" style:font-size-asian="9.5pt" style:font-name-complex="Consolas" style:font-size-complex="9.5pt"/>
    </style:style>
    <style:style style:name="P3" style:family="paragraph" style:parent-style-name="Standard" style:list-style-name="">
      <style:paragraph-properties fo:padding="0.0291in" fo:border-left="none" fo:border-right="none" fo:border-top="none" fo:border-bottom="0.0008in solid #000000" style:text-autospace="none" style:join-border="false"/>
    </style:style>
    <style:style style:name="T1" style:family="text">
      <style:text-properties fo:color="#000000" style:font-name="Consolas" fo:font-size="9.5pt" style:font-name-asian="Consolas" style:font-size-asian="9.5pt" style:font-name-complex="Consolas" style:font-size-complex="9.5pt"/>
    </style:style>
    <style:style style:name="T2" style:family="text">
      <style:text-properties fo:color="#0000ff" style:font-name="Consolas" fo:font-size="9.5pt" style:font-name-asian="Consolas" style:font-size-asian="9.5pt" style:font-name-complex="Consolas" style:font-size-complex="9.5pt"/>
    </style:style>
    <style:style style:name="T3" style:family="text">
      <style:text-properties fo:color="#2b91af" style:font-name="Consolas" fo:font-size="9.5pt" style:font-name-asian="Consolas" style:font-size-asian="9.5pt" style:font-name-complex="Consolas" style:font-size-complex="9.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<text:s/></text:span><text:span text:style-name="T2">public</text:span><text:span text:style-name="T1"> </text:span><text:span text:style-name="T2">abstract</text:span><text:span text:style-name="T1"> </text:span><text:span text:style-name="T2">class</text:span><text:span text:style-name="T1"> </text:span><text:span text:style-name="T3">MyFirstClass</text:span></text:p>
      <text:p text:style-name="P2"><text:s text:c="4"/>{</text:p>
      <text:p text:style-name="P1"><text:span text:style-name="T1"><text:s text:c="8"/></text:span><text:span text:style-name="T2">static</text:span><text:span text:style-name="T1"> </text:span><text:span text:style-name="T3">List</text:span><text:span text:style-name="T1">&lt;</text:span><text:span text:style-name="T2">int</text:span><text:span text:style-name="T1">&gt; valuesList = </text:span><text:span text:style-name="T2">new</text:span><text:span text:style-name="T1"> </text:span><text:span text:style-name="T3">List</text:span><text:span text:style-name="T1">&lt;</text:span><text:span text:style-name="T2">int</text:span><text:span text:style-name="T1">&gt;();</text:span></text:p>
      <text:p text:style-name="P2"/>
      <text:p text:style-name="P1"><text:span text:style-name="T1"><text:s text:c="8"/></text:span><text:span text:style-name="T2">public</text:span><text:span text:style-name="T1"> MyFirstClass()</text:span></text:p>
      <text:p text:style-name="P2"><text:s text:c="8"/>{</text:p>
      <text:p text:style-name="P2"/>
      <text:p text:style-name="P2"><text:s text:c="8"/>}</text:p>
      <text:p text:style-name="P2"/>
      <text:p text:style-name="P1"><text:span text:style-name="T1"><text:s text:c="8"/></text:span><text:span text:style-name="T2">public</text:span><text:span text:style-name="T1"> </text:span><text:span text:style-name="T3">List</text:span><text:span text:style-name="T1">&lt;</text:span><text:span text:style-name="T2">int</text:span><text:span text:style-name="T1">&gt; GetValueList</text:span></text:p>
      <text:p text:style-name="P2"><text:s text:c="8"/>{</text:p>
      <text:p text:style-name="P1"><text:span text:style-name="T1"><text:s text:c="12"/></text:span><text:span text:style-name="T2">get</text:span><text:span text:style-name="T1"> { </text:span><text:span text:style-name="T2">return</text:span><text:span text:style-name="T1"> valuesList; }</text:span></text:p>
      <text:p text:style-name="P2"><text:s text:c="8"/>}</text:p>
      <text:p text:style-name="P2"/>
      <text:p text:style-name="P1"><text:span text:style-name="T1"><text:s text:c="8"/></text:span><text:span text:style-name="T2">public</text:span><text:span text:style-name="T1"> </text:span><text:span text:style-name="T2">static</text:span><text:span text:style-name="T1"> </text:span><text:span text:style-name="T2">void</text:span><text:span text:style-name="T1"> AppendValues(</text:span><text:span text:style-name="T2">int</text:span><text:span text:style-name="T1"> p_value)</text:span></text:p>
      <text:p text:style-name="P2"><text:s text:c="8"/>{</text:p>
      <text:p text:style-name="P2"><text:s text:c="12"/>valuesList.Add(p_value);</text:p>
      <text:p text:style-name="P2"><text:s text:c="8"/>}</text:p>
      <text:p text:style-name="P2"/>
      <text:p text:style-name="P1"><text:span text:style-name="T1"><text:s text:c="8"/></text:span><text:span text:style-name="T2">public</text:span><text:span text:style-name="T1"> </text:span><text:span text:style-name="T2">virtual</text:span><text:span text:style-name="T1"> </text:span><text:span text:style-name="T3">Tuple</text:span><text:span text:style-name="T1">&lt;</text:span><text:span text:style-name="T2">int</text:span><text:span text:style-name="T1">, </text:span><text:span text:style-name="T2">int</text:span><text:span text:style-name="T1">&gt; Boundaries()</text:span></text:p>
      <text:p text:style-name="P2"><text:s text:c="8"/>{</text:p>
      <text:p text:style-name="P1"><text:span text:style-name="T1"><text:s text:c="12"/></text:span><text:span text:style-name="T2">return</text:span><text:span text:style-name="T1"> </text:span><text:span text:style-name="T3">Tuple</text:span><text:span text:style-name="T1">.Create(valuesList.Min(), valuesList.Max());</text:span></text:p>
      <text:p text:style-name="P2"><text:s text:c="8"/>}</text:p>
      <text:p text:style-name="P2"/>
      <text:p text:style-name="P1"><text:span text:style-name="T1"><text:s text:c="8"/></text:span><text:span text:style-name="T2">public</text:span><text:span text:style-name="T1"> </text:span><text:span text:style-name="T2">virtual</text:span><text:span text:style-name="T1"> </text:span><text:span text:style-name="T3">List</text:span><text:span text:style-name="T1">&lt;</text:span><text:span text:style-name="T2">int</text:span><text:span text:style-name="T1">&gt; GetDistinctValuesSorted()</text:span></text:p>
      <text:p text:style-name="P2"><text:s text:c="8"/>{</text:p>
      <text:p text:style-name="P1"><text:span text:style-name="T1"><text:s text:c="12"/></text:span><text:span text:style-name="T2">return</text:span><text:span text:style-name="T1"> (</text:span><text:span text:style-name="T2">from</text:span><text:span text:style-name="T1"> x </text:span><text:span text:style-name="T2">in</text:span><text:span text:style-name="T1"> valuesList</text:span></text:p>
      <text:p text:style-name="P1"><text:span text:style-name="T1"><text:s text:c="20"/></text:span><text:span text:style-name="T2">orderby</text:span><text:span text:style-name="T1"> x </text:span><text:span text:style-name="T2">ascending</text:span></text:p>
      <text:p text:style-name="P1"><text:span text:style-name="T1"><text:s text:c="20"/></text:span><text:span text:style-name="T2">select</text:span><text:span text:style-name="T1"> x).Distinct().ToList();</text:span></text:p>
      <text:p text:style-name="P2"><text:s text:c="8"/>}</text:p>
      <text:p text:style-name="P2"/>
      <text:p text:style-name="P1"><text:span text:style-name="T1"><text:s text:c="8"/></text:span><text:span text:style-name="T2">public</text:span><text:span text:style-name="T1"> </text:span><text:span text:style-name="T2">virtual</text:span><text:span text:style-name="T1"> </text:span><text:span text:style-name="T3">List</text:span><text:span text:style-name="T1">&lt;</text:span><text:span text:style-name="T2">int</text:span><text:span text:style-name="T1">&gt; GetMissingValues()</text:span></text:p>
      <text:p text:style-name="P2"><text:s text:c="8"/>{</text:p>
      <text:p text:style-name="P1"><text:span text:style-name="T1"><text:s text:c="12"/></text:span><text:span text:style-name="T3">Tuple</text:span><text:span text:style-name="T1">&lt;</text:span><text:span text:style-name="T2">int</text:span><text:span text:style-name="T1">, </text:span><text:span text:style-name="T2">int</text:span><text:span text:style-name="T1">&gt; valueBoundary = <text:s/>Boundaries();</text:span></text:p>
      <text:p text:style-name="P2"/>
      <text:p text:style-name="P1"><text:span text:style-name="T1"><text:s text:c="12"/></text:span><text:span text:style-name="T2">return</text:span><text:span text:style-name="T1"> </text:span><text:span text:style-name="T3">Enumerable</text:span><text:span text:style-name="T1">.Range(valueBoundary.Item1,valueBoundary.Item2)</text:span></text:p>
      <text:p text:style-name="P2"><text:s text:c="16"/>.Except(GetValueList.Select(x=&gt;x)).ToList();</text:p>
      <text:p text:style-name="P2"><text:s text:c="8"/>}</text:p>
      <text:p text:style-name="P1"><text:span text:style-name="T1"><text:s text:c="4"/>}</text:span></text:p>
      <text:p text:style-name="P3"><text:span text:style-name="T1"/></text:p>
      <text:p text:style-name="P1"><text:span text:style-name="T1"/></text:p>
      <text:p text:style-name="P1"><text:span text:style-name="T2">public</text:span><text:span text:style-name="T1"> </text:span><text:span text:style-name="T2">class</text:span><text:span text:style-name="T1"> </text:span><text:span text:style-name="T3">MySecondClass</text:span><text:span text:style-name="T1">: </text:span><text:span text:style-name="T3">MyFirstClass</text:span></text:p>
      <text:p text:style-name="P2"><text:s text:c="4"/>{</text:p>
      <text:p text:style-name="P1"><text:span text:style-name="T1"><text:s text:c="8"/></text:span><text:span text:style-name="T3">List</text:span><text:span text:style-name="T1">&lt;</text:span><text:span text:style-name="T2">int</text:span><text:span text:style-name="T1">&gt; valuesList;</text:span></text:p>
      <text:p text:style-name="P2"/>
      <text:p text:style-name="P1"><text:span text:style-name="T1"><text:s text:c="8"/></text:span><text:span text:style-name="T2">public</text:span><text:span text:style-name="T1"> MySecondClass()</text:span></text:p>
      <text:p text:style-name="P2"><text:s text:c="8"/>{</text:p>
      <text:p text:style-name="P1"><text:span text:style-name="T1"><text:s text:c="12"/>highestRelativeValue = </text:span><text:span text:style-name="T2">null</text:span><text:span text:style-name="T1">;</text:span></text:p>
      <text:p text:style-name="P1"><text:span text:style-name="T1"><text:s text:c="12"/>valuesList = </text:span><text:span text:style-name="T2">base</text:span><text:span text:style-name="T1">.GetValueList;</text:span></text:p>
      <text:p text:style-name="P2"><text:s text:c="8"/>}</text:p>
      <text:p text:style-name="P2"/>
      <text:p text:style-name="P1"><text:span text:style-name="T1"><text:s text:c="8"/></text:span><text:span text:style-name="T2">public</text:span><text:span text:style-name="T1"> MySecondClass(</text:span><text:span text:style-name="T2">int</text:span><text:span text:style-name="T1"> p_value)</text:span></text:p>
      <text:p text:style-name="P2"><text:s text:c="8"/>{</text:p>
      <text:p text:style-name="P2"><text:s text:c="12"/>highestRelativeValue = p_value;</text:p>
      <text:p text:style-name="P1"><text:span text:style-name="T1"><text:s text:c="12"/>valuesList = </text:span><text:span text:style-name="T2">base</text:span><text:span text:style-name="T1">.GetValueList;</text:span></text:p>
      <text:p text:style-name="P2"><text:s text:c="8"/>}</text:p>
      <text:p text:style-name="P2"/>
      <text:p text:style-name="P1"><text:span text:style-name="T1"><text:s text:c="8"/></text:span><text:span text:style-name="T2">private</text:span><text:span text:style-name="T1"> </text:span><text:span text:style-name="T2">int</text:span><text:span text:style-name="T1">? highestRelativeValue;</text:span></text:p>
      <text:p text:style-name="P2"/>
      <text:p text:style-name="P1"><text:span text:style-name="T1"><text:s text:c="8"/></text:span><text:span text:style-name="T2">public</text:span><text:span text:style-name="T1"> </text:span><text:span text:style-name="T2">int</text:span><text:span text:style-name="T1">? HighestRelativeValue</text:span></text:p>
      <text:p text:style-name="P2"><text:soft-page-break/><text:s text:c="8"/>{</text:p>
      <text:p text:style-name="P1"><text:span text:style-name="T1"><text:s text:c="12"/></text:span><text:span text:style-name="T2">get</text:span><text:span text:style-name="T1"> { </text:span><text:span text:style-name="T2">return</text:span><text:span text:style-name="T1"> highestRelativeValue; }</text:span></text:p>
      <text:p text:style-name="P1"><text:span text:style-name="T1"><text:s text:c="12"/></text:span><text:span text:style-name="T2">set</text:span><text:span text:style-name="T1"> { highestRelativeValue = </text:span><text:span text:style-name="T2">value</text:span><text:span text:style-name="T1">; }</text:span></text:p>
      <text:p text:style-name="P2"><text:s text:c="8"/>}</text:p>
      <text:p text:style-name="P2"/>
      <text:p text:style-name="P1"><text:span text:style-name="T1"><text:s text:c="8"/></text:span><text:span text:style-name="T2">public</text:span><text:span text:style-name="T1"> </text:span><text:span text:style-name="T2">override</text:span><text:span text:style-name="T1"> </text:span><text:span text:style-name="T3">Tuple</text:span><text:span text:style-name="T1">&lt;</text:span><text:span text:style-name="T2">int</text:span><text:span text:style-name="T1">, </text:span><text:span text:style-name="T2">int</text:span><text:span text:style-name="T1">&gt; Boundaries()</text:span></text:p>
      <text:p text:style-name="P2"><text:s text:c="8"/>{</text:p>
      <text:p text:style-name="P1"><text:span text:style-name="T1"><text:s text:c="12"/></text:span><text:span text:style-name="T2">if</text:span><text:span text:style-name="T1"> (highestRelativeValue == </text:span><text:span text:style-name="T2">null</text:span><text:span text:style-name="T1">) </text:span><text:span text:style-name="T2">return</text:span><text:span text:style-name="T1"> </text:span><text:span text:style-name="T2">base</text:span><text:span text:style-name="T1">.Boundaries();</text:span></text:p>
      <text:p text:style-name="P1"><text:span text:style-name="T1"><text:s text:c="12"/></text:span><text:span text:style-name="T2">return</text:span><text:span text:style-name="T1"> </text:span><text:span text:style-name="T3">Tuple</text:span><text:span text:style-name="T1">.Create(</text:span></text:p>
      <text:p text:style-name="P1"><text:span text:style-name="T1"><text:s text:c="16"/>(</text:span><text:span text:style-name="T2">from</text:span><text:span text:style-name="T1"> x </text:span><text:span text:style-name="T2">in</text:span><text:span text:style-name="T1"> valuesList</text:span></text:p>
      <text:p text:style-name="P1"><text:span text:style-name="T1"><text:s text:c="21"/></text:span><text:span text:style-name="T2">where</text:span><text:span text:style-name="T1"> x&lt;=highestRelativeValue</text:span></text:p>
      <text:p text:style-name="P1"><text:span text:style-name="T1"><text:s text:c="21"/></text:span><text:span text:style-name="T2">select</text:span><text:span text:style-name="T1"> x).Min(),</text:span></text:p>
      <text:p text:style-name="P1"><text:span text:style-name="T1"><text:s text:c="21"/>(</text:span><text:span text:style-name="T2">from</text:span><text:span text:style-name="T1"> x </text:span><text:span text:style-name="T2">in</text:span><text:span text:style-name="T1"> valuesList</text:span></text:p>
      <text:p text:style-name="P1"><text:span text:style-name="T1"><text:s text:c="21"/></text:span><text:span text:style-name="T2">where</text:span><text:span text:style-name="T1"> x&lt;=highestRelativeValue</text:span></text:p>
      <text:p text:style-name="P1"><text:span text:style-name="T1"><text:s text:c="26"/></text:span><text:span text:style-name="T2">select</text:span><text:span text:style-name="T1"> x).Max()</text:span></text:p>
      <text:p text:style-name="P2"><text:s text:c="16"/>);</text:p>
      <text:p text:style-name="P2"><text:s text:c="8"/>}</text:p>
      <text:p text:style-name="P2"/>
      <text:p text:style-name="P1"><text:span text:style-name="T1"><text:s text:c="8"/></text:span><text:span text:style-name="T2">public</text:span><text:span text:style-name="T1"> </text:span><text:span text:style-name="T2">override</text:span><text:span text:style-name="T1"> </text:span><text:span text:style-name="T3">List</text:span><text:span text:style-name="T1">&lt;</text:span><text:span text:style-name="T2">int</text:span><text:span text:style-name="T1">&gt; GetDistinctValuesSorted()</text:span></text:p>
      <text:p text:style-name="P2"><text:s text:c="8"/>{</text:p>
      <text:p text:style-name="P1"><text:span text:style-name="T1"><text:s text:c="12"/></text:span><text:span text:style-name="T2">if</text:span><text:span text:style-name="T1"> (highestRelativeValue == </text:span><text:span text:style-name="T2">null</text:span><text:span text:style-name="T1">) </text:span><text:span text:style-name="T2">return</text:span><text:span text:style-name="T1"> </text:span><text:span text:style-name="T2">base</text:span><text:span text:style-name="T1">.GetDistinctValuesSorted();</text:span></text:p>
      <text:p text:style-name="P1"><text:span text:style-name="T1"><text:s text:c="12"/></text:span><text:span text:style-name="T2">return</text:span><text:span text:style-name="T1"> (</text:span><text:span text:style-name="T2">from</text:span><text:span text:style-name="T1"> x </text:span><text:span text:style-name="T2">in</text:span><text:span text:style-name="T1"> valuesList</text:span></text:p>
      <text:p text:style-name="P1"><text:span text:style-name="T1"><text:s text:c="20"/></text:span><text:span text:style-name="T2">where</text:span><text:span text:style-name="T1"> x&lt;=highestRelativeValue</text:span></text:p>
      <text:p text:style-name="P1"><text:span text:style-name="T1"><text:s text:c="20"/></text:span><text:span text:style-name="T2">orderby</text:span><text:span text:style-name="T1"> x </text:span><text:span text:style-name="T2">ascending</text:span></text:p>
      <text:p text:style-name="P1"><text:span text:style-name="T1"><text:s text:c="20"/></text:span><text:span text:style-name="T2">select</text:span><text:span text:style-name="T1"> x).Distinct().ToList();</text:span></text:p>
      <text:p text:style-name="P2"><text:s text:c="8"/>}</text:p>
      <text:p text:style-name="P2"/>
      <text:p text:style-name="P1"><text:span text:style-name="T1"><text:s text:c="8"/></text:span><text:span text:style-name="T2">public</text:span><text:span text:style-name="T1"> </text:span><text:span text:style-name="T2">override</text:span><text:span text:style-name="T1"> </text:span><text:span text:style-name="T3">List</text:span><text:span text:style-name="T1">&lt;</text:span><text:span text:style-name="T2">int</text:span><text:span text:style-name="T1">&gt; GetMissingValues()</text:span></text:p>
      <text:p text:style-name="P2"><text:s text:c="8"/>{</text:p>
      <text:p text:style-name="P1"><text:span text:style-name="T1"><text:s text:c="12"/></text:span><text:span text:style-name="T2">if</text:span><text:span text:style-name="T1"> (highestRelativeValue == </text:span><text:span text:style-name="T2">null</text:span><text:span text:style-name="T1">) </text:span><text:span text:style-name="T2">return</text:span><text:span text:style-name="T1"> </text:span><text:span text:style-name="T2">base</text:span><text:span text:style-name="T1">.GetMissingValues();</text:span></text:p>
      <text:p text:style-name="P1"><text:span text:style-name="T1"><text:s text:c="12"/></text:span><text:span text:style-name="T3">Tuple</text:span><text:span text:style-name="T1">&lt;</text:span><text:span text:style-name="T2">int</text:span><text:span text:style-name="T1">, </text:span><text:span text:style-name="T2">int</text:span><text:span text:style-name="T1">&gt; valueBoundary = </text:span><text:span text:style-name="T2">this</text:span><text:span text:style-name="T1">.Boundaries();</text:span></text:p>
      <text:p text:style-name="P2"/>
      <text:p text:style-name="P1"><text:span text:style-name="T1"><text:s text:c="12"/></text:span><text:span text:style-name="T2">return</text:span><text:span text:style-name="T1"> </text:span><text:span text:style-name="T3">Enumerable</text:span><text:span text:style-name="T1">.Range(valueBoundary.Item1, valueBoundary.Item2)</text:span></text:p>
      <text:p text:style-name="P2"><text:s text:c="16"/>.Except(GetValueList.Select(x =&gt; x)).ToList();</text:p>
      <text:p text:style-name="P2"><text:s text:c="8"/>}</text:p>
      <text:p text:style-name="P1"><text:span text:style-name="T1"><text:s text:c="4"/>}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5T10:32:12.30</meta:creation-date>
    <meta:document-statistic meta:table-count="0" meta:image-count="0" meta:object-count="0" meta:page-count="2" meta:paragraph-count="78" meta:word-count="201" meta:character-count="2637"/>
    <dc:date>2014-10-15T10:33:25.64</dc:date>
    <meta:editing-duration>PT1M15S</meta:editing-duration>
    <meta:editing-cycles>1</meta:editing-cycles>
    <meta:generator>OpenOffice.org/3.4.1$Win32 OpenOffice.org_project/341m1$Build-9593</meta:generator>
  </office:meta>
</office:document-meta>
</file>